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4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2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59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60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6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51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49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49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49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51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8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49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9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49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51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49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51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49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51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49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51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51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9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49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51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2">Ceramicas Castro (U$S 560,55)</text:span> – Dolar a 40</text:p>
          </table:table-cell>
          <table:covered-table-cell table:number-columns-repeated="18"/>
          <table:table-cell/>
          <table:table-cell table:style-name="ce49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51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9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51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9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51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2">Vidrieria VG – </text:span>Puerta Ventana Vidrio Entre Piso  </text:p>
          </table:table-cell>
          <table:covered-table-cell table:number-columns-repeated="18"/>
          <table:table-cell/>
          <table:table-cell table:style-name="ce49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<text:span text:style-name="T2">Vidrieria VG – </text:span>Ventana Tabaquera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49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51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51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49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49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51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49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51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9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51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51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49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49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51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51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9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51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49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51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49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51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49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51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59"/>
          <table:table-cell table:number-columns-repeated="986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51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51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51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51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51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51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51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51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4"/>
          <table:table-cell table:style-name="ce78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59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51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51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59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51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51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51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51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51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51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68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51" table:number-columns-spanned="4" table:number-rows-spanned="1"/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68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9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69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69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51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51" table:number-columns-spanned="4" table:number-rows-spanned="1"/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4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7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59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1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51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51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2200" calcext:value-type="float">
            <text:p>452.2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450" calcext:value-type="float">
            <text:p>9.45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7 fernet comun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lu tiene 450 de uno de menta vendido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3:56:15.9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02T13:57:11.090000000</dc:date>
    <meta:editing-duration>P66DT16H45M15S</meta:editing-duration>
    <meta:editing-cycles>121</meta:editing-cycles>
    <meta:generator>LibreOffice/7.2.5.2$Windows_X86_64 LibreOffice_project/499f9727c189e6ef3471021d6132d4c694f357e5</meta:generator>
    <meta:document-statistic meta:table-count="3" meta:cell-count="751" meta:object-count="0"/>
  </office:meta>
</office:document-meta>
</file>